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Arial Unicode MS" svg:font-family="Arial Unicode MS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urier" svg:font-family="Courier" style:font-family-generic="modern" style:font-pitch="fixed" svg:panose-1="2 7 4 9 2 2 5 2 4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list-format-name="NLF1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suffix="." style:num-list-format-name="NLF1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suffix=")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833in" fo:margin-bottom="0.0833in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fo:font-weight="bold" style:font-weight-asian="bold" fo:font-size="18pt" style:font-size-asian="18pt" fo:language="pt" fo:country="PT"/>
    </style:style>
    <style:style style:name="P29" style:parent-style-name="Normal" style:family="paragraph">
      <style:paragraph-properties fo:margin-top="0.0833in" fo:margin-bottom="0.0833in"/>
    </style:style>
    <style:style style:name="P30" style:parent-style-name="Title" style:family="paragraph">
      <style:paragraph-properties fo:text-align="center"/>
    </style:style>
    <style:style style:name="T31" style:parent-style-name="Hyperlink" style:family="text">
      <style:text-properties fo:language="pt" fo:country="PT"/>
    </style:style>
    <style:style style:name="T32" style:parent-style-name="Hyperlink" style:family="text">
      <style:text-properties fo:language="pt" fo:country="PT"/>
    </style:style>
    <style:style style:name="T33" style:parent-style-name="Hyperlink" style:family="text">
      <style:text-properties fo:language="pt" fo:country="PT"/>
    </style:style>
    <style:style style:name="T34" style:parent-style-name="Hyperlink" style:family="text">
      <style:text-properties fo:language="pt" fo:country="PT"/>
    </style:style>
    <style:style style:name="T35" style:parent-style-name="Hyperlink" style:family="text">
      <style:text-properties fo:language="pt" fo:country="PT"/>
    </style:style>
    <style:style style:name="T36" style:parent-style-name="DefaultParagraphFont" style:family="text">
      <style:text-properties style:font-name-asian="Arial" fo:color="#000000"/>
    </style:style>
    <style:style style:name="T37" style:parent-style-name="DefaultParagraphFont" style:family="text">
      <style:text-properties style:font-name-asian="Arial" fo:color="#000000"/>
    </style:style>
    <style:style style:name="P38" style:parent-style-name="infoblue" style:list-style-name="LFO11" style:family="paragraph">
      <style:paragraph-properties fo:text-align="justify"/>
      <style:text-properties style:font-name="Arial" style:font-name-complex="Arial" fo:font-style="normal" style:font-style-asian="normal" style:font-style-complex="normal" style:use-window-font-color="true"/>
    </style:style>
    <style:style style:name="P39" style:parent-style-name="infoblue" style:list-style-name="LFO11" style:family="paragraph">
      <style:text-properties style:font-name="Arial" style:font-name-complex="Arial" fo:font-style="normal" style:font-style-asian="normal" style:font-style-complex="normal" style:use-window-font-color="true"/>
    </style:style>
    <style:style style:name="P40" style:parent-style-name="infoblue" style:list-style-name="LFO11" style:family="paragraph">
      <style:text-properties style:font-name="Arial" style:font-name-asian="Arial" style:font-name-complex="Arial" fo:font-style="normal" style:font-style-asian="normal" style:font-style-complex="normal" fo:color="#000000"/>
    </style:style>
    <style:style style:name="P41" style:parent-style-name="ListParagraph" style:list-style-name="LFO11" style:family="paragraph">
      <style:paragraph-properties fo:margin-top="0.0694in" fo:margin-bottom="0.0694in"/>
      <style:text-properties style:font-name-asian="Arial" fo:color="#000000"/>
    </style:style>
    <style:style style:name="P42" style:parent-style-name="Normal" style:family="paragraph">
      <style:paragraph-properties fo:margin-top="0.0694in" fo:margin-bottom="0.0694in"/>
    </style:style>
    <style:style style:name="T43" style:parent-style-name="DefaultParagraphFont" style:family="text">
      <style:text-properties style:font-name-asian="Arial" fo:color="#000000" fo:font-size="11pt" style:font-size-asian="11pt" style:font-size-complex="11pt"/>
    </style:style>
    <style:style style:name="P44" style:parent-style-name="Normal" style:family="paragraph">
      <style:paragraph-properties fo:margin-left="0.4916in">
        <style:tab-stops/>
      </style:paragraph-properties>
    </style:style>
    <style:style style:name="T45" style:parent-style-name="DefaultParagraphFont" style:family="text">
      <style:text-properties style:font-name="Courier" style:font-name-asian="Courier" style:font-name-complex="Courier" fo:color="#0070C0" fo:font-size="9pt" style:font-size-asian="9pt" style:font-size-complex="9pt"/>
    </style:style>
    <style:style style:name="P46" style:parent-style-name="Normal" style:family="paragraph">
      <style:paragraph-properties fo:margin-left="0.4916in">
        <style:tab-stops/>
      </style:paragraph-properties>
    </style:style>
    <style:style style:name="T47" style:parent-style-name="DefaultParagraphFont" style:family="text">
      <style:text-properties style:font-name="Courier" style:font-name-asian="Courier" style:font-name-complex="Courier" fo:color="#0070C0" fo:font-size="9pt" style:font-size-asian="9pt" style:font-size-complex="9pt"/>
    </style:style>
    <style:style style:name="P48" style:parent-style-name="Normal" style:family="paragraph">
      <style:paragraph-properties fo:margin-left="0.4916in">
        <style:tab-stops/>
      </style:paragraph-properties>
    </style:style>
    <style:style style:name="T49" style:parent-style-name="DefaultParagraphFont" style:family="text">
      <style:text-properties style:font-name="Courier" style:font-name-asian="Courier" style:font-name-complex="Courier" fo:color="#0070C0" fo:font-size="9pt" style:font-size-asian="9pt" style:font-size-complex="9pt"/>
    </style:style>
    <style:style style:name="P50" style:parent-style-name="Normal" style:family="paragraph">
      <style:paragraph-properties fo:margin-left="0.4916in">
        <style:tab-stops/>
      </style:paragraph-properties>
    </style:style>
    <style:style style:name="T51" style:parent-style-name="DefaultParagraphFont" style:family="text">
      <style:text-properties style:font-name="Courier" style:font-name-asian="Courier" style:font-name-complex="Courier" fo:color="#0070C0" fo:font-size="9pt" style:font-size-asian="9pt" style:font-size-complex="9pt"/>
    </style:style>
    <style:style style:name="P52" style:parent-style-name="Normal" style:family="paragraph">
      <style:paragraph-properties fo:margin-top="0.0694in" fo:margin-bottom="0.0694in"/>
    </style:style>
    <style:style style:name="T53" style:parent-style-name="DefaultParagraphFont" style:family="text">
      <style:text-properties style:font-name-asian="Arial" fo:color="#000000" fo:font-size="11pt" style:font-size-asian="11pt" style:font-size-complex="11pt"/>
    </style:style>
    <style:style style:name="P54" style:parent-style-name="Normal" style:family="paragraph">
      <style:paragraph-properties fo:margin-left="0.4916in">
        <style:tab-stops/>
      </style:paragraph-properties>
    </style:style>
    <style:style style:name="T55" style:parent-style-name="DefaultParagraphFont" style:family="text">
      <style:text-properties style:font-name="Courier" style:font-name-asian="Courier" style:font-name-complex="Courier" fo:color="#0070C0" fo:font-size="9pt" style:font-size-asian="9pt" style:font-size-complex="9pt"/>
    </style:style>
    <style:style style:name="P56" style:parent-style-name="Normal" style:family="paragraph">
      <style:paragraph-properties fo:margin-left="0.4916in">
        <style:tab-stops/>
      </style:paragraph-properties>
    </style:style>
    <style:style style:name="T57" style:parent-style-name="DefaultParagraphFont" style:family="text">
      <style:text-properties style:font-name="Courier" style:font-name-asian="Courier" style:font-name-complex="Courier" fo:color="#0070C0" fo:font-size="9pt" style:font-size-asian="9pt" style:font-size-complex="9pt"/>
    </style:style>
    <style:style style:name="P58" style:parent-style-name="Normal" style:family="paragraph">
      <style:paragraph-properties fo:margin-left="0.4916in">
        <style:tab-stops/>
      </style:paragraph-properties>
    </style:style>
    <style:style style:name="T59" style:parent-style-name="DefaultParagraphFont" style:family="text">
      <style:text-properties style:font-name="Courier" style:font-name-asian="Courier" style:font-name-complex="Courier" fo:color="#0070C0" fo:font-size="9pt" style:font-size-asian="9pt" style:font-size-complex="9pt"/>
    </style:style>
    <style:style style:name="P60" style:parent-style-name="Normal" style:family="paragraph">
      <style:paragraph-properties fo:margin-left="0.4916in">
        <style:tab-stops/>
      </style:paragraph-properties>
    </style:style>
    <style:style style:name="T61" style:parent-style-name="DefaultParagraphFont" style:family="text">
      <style:text-properties style:font-name="Courier" style:font-name-asian="Courier" style:font-name-complex="Courier" fo:color="#0070C0" fo:font-size="9pt" style:font-size-asian="9pt" style:font-size-complex="9pt"/>
    </style:style>
    <style:style style:name="P62" style:parent-style-name="Normal" style:family="paragraph">
      <style:paragraph-properties fo:margin-left="0.4916in">
        <style:tab-stops/>
      </style:paragraph-properties>
    </style:style>
    <style:style style:name="T63" style:parent-style-name="DefaultParagraphFont" style:family="text">
      <style:text-properties style:font-name="Courier" style:font-name-asian="Courier" style:font-name-complex="Courier" fo:color="#0070C0" fo:font-size="9pt" style:font-size-asian="9pt" style:font-size-complex="9pt"/>
    </style:style>
    <style:style style:name="P64" style:parent-style-name="Normal" style:family="paragraph">
      <style:paragraph-properties fo:margin-left="0.4916in">
        <style:tab-stops/>
      </style:paragraph-properties>
    </style:style>
    <style:style style:name="T65" style:parent-style-name="DefaultParagraphFont" style:family="text">
      <style:text-properties style:font-name="Courier" style:font-name-asian="Courier" style:font-name-complex="Courier" fo:color="#0070C0" fo:font-size="9pt" style:font-size-asian="9pt" style:font-size-complex="9pt"/>
    </style:style>
    <style:style style:name="P66" style:parent-style-name="Normal" style:family="paragraph">
      <style:paragraph-properties fo:margin-top="0.0694in" fo:margin-bottom="0.0694in"/>
      <style:text-properties style:font-name-asian="Arial" fo:color="#000000" fo:font-size="11pt" style:font-size-asian="11pt" style:font-size-complex="11pt"/>
    </style:style>
    <style:style style:name="P67" style:parent-style-name="Normal" style:family="paragraph">
      <style:paragraph-properties fo:margin-left="0.4916in">
        <style:tab-stops/>
      </style:paragraph-properties>
    </style:style>
    <style:style style:name="T68" style:parent-style-name="DefaultParagraphFont" style:family="text">
      <style:text-properties style:font-name="Courier" style:font-name-asian="Courier" style:font-name-complex="Courier" fo:color="#0070C0" fo:font-size="9pt" style:font-size-asian="9pt" style:font-size-complex="9pt"/>
    </style:style>
    <style:style style:name="P69" style:parent-style-name="Normal" style:family="paragraph">
      <style:paragraph-properties fo:margin-left="0.4916in">
        <style:tab-stops/>
      </style:paragraph-properties>
      <style:text-properties style:font-name="Courier" style:font-name-asian="Courier" style:font-name-complex="Courier" fo:color="#0070C0" fo:font-size="9pt" style:font-size-asian="9pt" style:font-size-complex="9pt"/>
    </style:style>
    <style:style style:name="P70" style:parent-style-name="infoblue" style:family="paragraph">
      <style:paragraph-properties fo:text-align="justify"/>
      <style:text-properties style:font-name="Arial" style:font-name-complex="Arial" fo:font-style="normal" style:font-style-asian="normal" style:font-style-complex="normal" style:use-window-font-color="true" fo:language="pt" fo:country="PT"/>
    </style:style>
    <style:style style:name="P71" style:parent-style-name="infoblue" style:list-style-name="LFO10" style:family="paragraph">
      <style:paragraph-properties fo:text-align="justify"/>
      <style:text-properties style:font-name="Arial" style:font-name-complex="Arial" fo:font-style="normal" style:font-style-asian="normal" style:font-style-complex="normal" style:use-window-font-color="true" fo:language="pt" fo:country="PT"/>
    </style:style>
    <style:style style:name="P72" style:parent-style-name="infoblue" style:family="paragraph">
      <style:paragraph-properties fo:text-align="justify"/>
      <style:text-properties style:font-name="Arial" style:font-name-complex="Arial" fo:font-style="normal" style:font-style-asian="normal" style:font-style-complex="normal" style:use-window-font-color="true" fo:language="pt" fo:country="PT"/>
    </style:style>
    <style:style style:name="P73" style:parent-style-name="infoblue" style:list-style-name="LFO10" style:family="paragraph">
      <style:paragraph-properties fo:text-align="justify"/>
      <style:text-properties style:font-name="Arial" style:font-name-complex="Arial" fo:font-style="normal" style:font-style-asian="normal" style:font-style-complex="normal" style:use-window-font-color="true" fo:language="pt" fo:country="PT"/>
    </style:style>
    <style:style style:name="P74" style:parent-style-name="infoblue" style:family="paragraph">
      <style:paragraph-properties fo:text-align="justify"/>
      <style:text-properties style:font-name="Arial" style:font-name-complex="Arial" fo:font-style="normal" style:font-style-asian="normal" style:font-style-complex="normal" style:use-window-font-color="true" fo:language="pt" fo:country="PT"/>
    </style:style>
    <style:style style:name="P75" style:parent-style-name="infoblue" style:list-style-name="LFO10" style:family="paragraph">
      <style:paragraph-properties fo:text-align="justify"/>
      <style:text-properties style:font-name="Arial" style:font-name-complex="Arial" fo:font-style="normal" style:font-style-asian="normal" style:font-style-complex="normal" style:use-window-font-color="true" fo:language="pt" fo:country="PT"/>
    </style:style>
    <style:style style:name="P76" style:parent-style-name="infoblue" style:family="paragraph">
      <style:paragraph-properties fo:text-align="justify"/>
    </style:style>
    <style:style style:name="T77" style:parent-style-name="DefaultParagraphFont" style:family="text">
      <style:text-properties style:font-name="Arial" style:font-name-complex="Arial" fo:font-style="normal" style:font-style-asian="normal" style:font-style-complex="normal" style:use-window-font-color="true" fo:language="pt" fo:country="PT"/>
    </style:style>
    <style:style style:name="T78" style:parent-style-name="DefaultParagraphFont" style:family="text">
      <style:text-properties style:font-name="Arial" style:font-name-complex="Arial" fo:font-style="normal" style:font-style-asian="normal" style:font-style-complex="normal" style:use-window-font-color="true" fo:language="pt" fo:country="PT"/>
    </style:style>
    <style:style style:name="T79" style:parent-style-name="DefaultParagraphFont" style:family="text">
      <style:text-properties style:font-name="Arial" style:font-name-complex="Arial" fo:font-style="normal" style:font-style-asian="normal" style:font-style-complex="normal" style:use-window-font-color="true" fo:language="pt" fo:country="PT"/>
    </style:style>
    <style:style style:name="T80" style:parent-style-name="DefaultParagraphFont" style:family="text">
      <style:text-properties style:font-name="Arial" style:font-name-complex="Arial" fo:font-style="normal" style:font-style-asian="normal" style:font-style-complex="normal" style:use-window-font-color="true" fo:language="pt" fo:country="PT"/>
    </style:style>
    <style:style style:name="T81" style:parent-style-name="DefaultParagraphFont" style:family="text">
      <style:text-properties style:font-name="Arial" style:font-name-complex="Arial" fo:font-style="normal" style:font-style-asian="normal" style:font-style-complex="normal" style:use-window-font-color="true"/>
    </style:style>
    <style:style style:name="P82" style:parent-style-name="infoblue" style:list-style-name="LFO13" style:family="paragraph">
      <style:paragraph-properties fo:text-align="justify"/>
      <style:text-properties style:font-name="Arial" style:font-name-complex="Arial" fo:font-style="normal" style:font-style-asian="normal" style:font-style-complex="normal" style:use-window-font-color="true" fo:language="pt" fo:country="PT"/>
    </style:style>
    <style:style style:name="P83" style:parent-style-name="Heading1" style:list-style-name="LFO2" style:family="paragraph">
      <style:text-properties fo:language="pt" fo:country="PT"/>
    </style:style>
    <style:style style:name="P84" style:parent-style-name="infoblue" style:list-style-name="LFO9" style:family="paragraph">
      <style:paragraph-properties fo:text-align="justify"/>
    </style:style>
    <style:style style:name="T85" style:parent-style-name="DefaultParagraphFont" style:family="text">
      <style:text-properties style:font-name="Arial" style:font-name-asian="Arial" style:font-name-complex="Arial" fo:font-style="normal" style:font-style-asian="normal" style:font-style-complex="normal" fo:color="#000000" fo:font-size="11pt" style:font-size-asian="11pt" style:font-size-complex="11pt"/>
    </style:style>
    <style:style style:name="P86" style:parent-style-name="Normal" style:family="paragraph">
      <style:paragraph-properties fo:margin-left="0.4916in">
        <style:tab-stops/>
      </style:paragraph-properties>
    </style:style>
    <style:style style:name="T87" style:parent-style-name="DefaultParagraphFont" style:family="text">
      <style:text-properties style:font-name="Courier" style:font-name-asian="Courier" style:font-name-complex="Courier" fo:color="#000000" fo:font-size="9pt" style:font-size-asian="9pt" style:font-size-complex="9pt"/>
    </style:style>
    <style:style style:name="P88" style:parent-style-name="Normal" style:family="paragraph">
      <style:paragraph-properties fo:margin-left="0.9833in">
        <style:tab-stops/>
      </style:paragraph-properties>
    </style:style>
    <style:style style:name="T89" style:parent-style-name="DefaultParagraphFont" style:family="text">
      <style:text-properties style:font-name="Courier" style:font-name-asian="Courier" style:font-name-complex="Courier" fo:color="#000000" fo:font-size="9pt" style:font-size-asian="9pt" style:font-size-complex="9pt"/>
    </style:style>
    <style:style style:name="P90" style:parent-style-name="Normal" style:family="paragraph">
      <style:paragraph-properties fo:margin-left="0.9833in">
        <style:tab-stops/>
      </style:paragraph-properties>
    </style:style>
    <style:style style:name="T91" style:parent-style-name="DefaultParagraphFont" style:family="text">
      <style:text-properties style:font-name="Courier" style:font-name-asian="Courier" style:font-name-complex="Courier" fo:color="#000000" fo:font-size="9pt" style:font-size-asian="9pt" style:font-size-complex="9pt"/>
    </style:style>
    <style:style style:name="P92" style:parent-style-name="Normal" style:family="paragraph">
      <style:paragraph-properties fo:text-indent="0.4916in"/>
    </style:style>
    <style:style style:name="T93" style:parent-style-name="DefaultParagraphFont" style:family="text">
      <style:text-properties style:font-name="Courier" style:font-name-asian="Courier" style:font-name-complex="Courier" fo:color="#000000" fo:font-size="9pt" style:font-size-asian="9pt" style:font-size-complex="9pt"/>
    </style:style>
    <style:style style:name="P94" style:parent-style-name="infoblue" style:family="paragraph">
      <style:paragraph-properties fo:text-align="justify" fo:margin-left="0.5in">
        <style:tab-stops/>
      </style:paragraph-properties>
      <style:text-properties style:font-name="Arial" style:font-name-complex="Arial" fo:font-style="normal" style:font-style-asian="normal" style:font-style-complex="normal" style:use-window-font-color="true" fo:language="pt" fo:country="PT"/>
    </style:style>
    <style:style style:name="P95" style:parent-style-name="Heading1" style:list-style-name="LFO2" style:family="paragraph">
      <style:text-properties fo:language="pt" fo:country="PT"/>
    </style:style>
    <style:style style:name="P96" style:parent-style-name="infoblue" style:list-style-name="LFO8" style:family="paragraph">
      <style:paragraph-properties fo:text-align="justify"/>
      <style:text-properties style:font-name="Arial" style:font-name-complex="Arial" fo:font-style="normal" style:font-style-asian="normal" style:font-style-complex="normal" style:use-window-font-color="true" fo:language="pt" fo:country="PT"/>
    </style:style>
    <style:style style:name="P97" style:parent-style-name="Heading1" style:list-style-name="LFO2" style:family="paragraph">
      <style:text-properties fo:language="pt" fo:country="PT"/>
    </style:style>
    <style:style style:name="P98" style:parent-style-name="infoblue" style:list-style-name="LFO8" style:family="paragraph">
      <style:paragraph-properties fo:text-align="justify"/>
      <style:text-properties style:font-name="Arial" style:font-name-complex="Arial" fo:font-style="normal" style:font-style-asian="normal" style:font-style-complex="normal" style:use-window-font-color="true" fo:language="pt" fo:country="PT"/>
    </style:style>
    <style:style style:name="P99" style:parent-style-name="Heading1" style:list-style-name="LFO2" style:family="paragraph">
      <style:text-properties fo:language="pt" fo:country="PT"/>
    </style:style>
    <style:style style:name="P100" style:parent-style-name="Heading1" style:list-style-name="LFO2" style:family="paragraph">
      <style:text-properties fo:language="pt" fo:country="PT"/>
    </style:style>
    <style:style style:name="P101" style:parent-style-name="Normal" style:family="paragraph">
      <style:paragraph-properties fo:keep-with-next="always" fo:margin-top="0.3333in" fo:margin-bottom="0.25in"/>
    </style:style>
    <style:style style:name="T102" style:parent-style-name="DefaultParagraphFont" style:family="text">
      <style:text-properties style:font-name-asian="Arial"/>
    </style:style>
  </office:automatic-styles>
  <office:body>
    <office:text text:use-soft-page-breaks="true">
      <text:p text:style-name="P1"/>
      <text:p text:style-name="P27"><text:span text:style-name="T28">Guia de Implementação</text:span></text:p>
      <text:p text:style-name="P29"/>
      <text:p text:style-name="P30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OC1"><text:a xlink:href="#_Toc485801465" office:target-frame-name="_top" xlink:show="replace"><text:span text:style-name="Hyperlink">1. Introdução</text:span><text:tab/>2</text:a></text:p>
          <text:p text:style-name="TOC2"><text:a xlink:href="#_Toc485801466" office:target-frame-name="_top" xlink:show="replace"><text:span text:style-name="Hyperlink">1.1. Referências</text:span><text:tab/>2</text:a></text:p>
          <text:p text:style-name="TOC1"><text:a xlink:href="#_Toc485801467" office:target-frame-name="_top" xlink:show="replace"><text:span text:style-name="Hyperlink">2. Organização e Estilo do Código</text:span><text:tab/>2</text:a></text:p>
          <text:p text:style-name="TOC1"><text:a xlink:href="#_Toc485801468" office:target-frame-name="_top" xlink:show="replace"><text:span text:style-name="Hyperlink">3. Comentários</text:span><text:tab/>2</text:a></text:p>
          <text:p text:style-name="TOC1"><text:a xlink:href="#_Toc485801469" office:target-frame-name="_top" xlink:show="replace"><text:span text:style-name="Hyperlink">4. Nomeação</text:span><text:tab/>2</text:a></text:p>
          <text:p text:style-name="TOC1"><text:a xlink:href="#_Toc485801470" office:target-frame-name="_top" xlink:show="replace"><text:span text:style-name="T31">5. Declaração</text:span><text:tab/>3</text:a></text:p>
          <text:p text:style-name="TOC1"><text:a xlink:href="#_Toc485801471" office:target-frame-name="_top" xlink:show="replace"><text:span text:style-name="T32">6. Reutilização</text:span><text:tab/>3</text:a></text:p>
          <text:p text:style-name="TOC1"><text:a xlink:href="#_Toc485801472" office:target-frame-name="_top" xlink:show="replace"><text:span text:style-name="T33">7. Tratamento de Erros e de Exceções</text:span><text:tab/>3</text:a></text:p>
          <text:p text:style-name="TOC1"><text:a xlink:href="#_Toc485801473" office:target-frame-name="_top" xlink:show="replace"><text:span text:style-name="T34">8. teste unitário</text:span><text:tab/>3</text:a></text:p>
          <text:p text:style-name="TOC1"><text:a xlink:href="#_Toc485801474" office:target-frame-name="_top" xlink:show="replace"><text:span text:style-name="T35">9. Diretrizes Gerais</text:span><text:tab/>4</text:a></text:p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</text:index-body>
      </text:table-of-content>
      <text:p text:style-name="Normal"/>
      <text:h text:style-name="Heading1" text:outline-level="1"><text:bookmark-start text:name="_Toc104341857"/><text:bookmark-start text:name="_Toc105989053"/><text:bookmark-start text:name="_Toc485801465"/>Introdução<text:bookmark-end text:name="_Toc104341857"/><text:bookmark-end text:name="_Toc105989053"/><text:bookmark-end text:name="_Toc485801465"/></text:h>
      <text:p text:style-name="Normal"><text:span text:style-name="T36">Este documento fornece uma visão geral do processo de implantação do sistema MaisDividendos. Inclui os passos necessários para realizar a implantação, além dos requisitos de hardware, software, infraestrutura e as responsabilidades dos envolvidos. O guia tem como objetivo assegurar uma implantação bem-sucedida e fornecer suporte para os usuários do sistema.</text:span></text:p>
      <text:h text:style-name="Heading2" text:outline-level="2"><text:bookmark-start text:name="_Toc104341861"/><text:bookmark-start text:name="_Toc105989057"/><text:bookmark-start text:name="_Toc485801466"/>Referências<text:bookmark-end text:name="_Toc104341861"/><text:bookmark-end text:name="_Toc105989057"/><text:bookmark-end text:name="_Toc485801466"/></text:h>
      <text:p text:style-name="Normal"><text:span text:style-name="T37">Documentação de caso de uso, Especificação de requisitos funcionais, documentação técnica do sistema e manual do usuário.</text:span></text:p>
      <text:h text:style-name="Heading1" text:outline-level="1"><text:bookmark-start text:name="_Toc105989059"/><text:bookmark-start text:name="_Toc485801467"/>Organização e Estilo do Código<text:bookmark-end text:name="_Toc105989059"/><text:bookmark-end text:name="_Toc485801467"/></text:h>
      <text:list text:style-name="LFO11" text:continue-numbering="true">
        <text:list-item>
          <text:p text:style-name="P38">Arquivos maiores do que 2000 linhas são complicados e devem ser evitados</text:p>
        </text:list-item>
        <text:list-item>
          <text:p text:style-name="P39">Um arquivo consiste em seções que devem ser separadas por linhas em branco e um comentário opcional, identificando cada seção.</text:p>
        </text:list-item>
        <text:list-item>
          <text:p text:style-name="P40">Tamanho de classe: não mais que 1000 linhas</text:p>
        </text:list-item>
        <text:list-item>
          <text:p text:style-name="P41">Tamanho de método: não mais que 20 linhas</text:p>
        </text:list-item>
      </text:list>
      <text:h text:style-name="Heading1" text:outline-level="1"><text:bookmark-start text:name="_Toc105989060"/><text:bookmark-start text:name="_Toc485801468"/>Comentários<text:bookmark-end text:name="_Toc105989060"/><text:bookmark-end text:name="_Toc485801468"/></text:h>
      <text:p text:style-name="P42"><text:span text:style-name="T43">Java Doc de Classes</text:span></text:p>
      <text:p text:style-name="P44"><text:span text:style-name="T45">/**</text:span></text:p>
      <text:p text:style-name="P46"><text:span text:style-name="T47"><text:s/>* &lt;Descrição da funcionalidade da Classe&gt;</text:span></text:p>
      <text:p text:style-name="P48"><text:span text:style-name="T49"><text:s/>* @author: &lt;Fulano da Silva&gt;</text:span></text:p>
      <text:p text:style-name="P50"><text:span text:style-name="T51"><text:s/>*/</text:span></text:p>
      <text:p text:style-name="P52"><text:span text:style-name="T53">Java Doc de Métodos</text:span></text:p>
      <text:p text:style-name="P54"><text:span text:style-name="T55">/**</text:span></text:p>
      <text:p text:style-name="P56"><text:span text:style-name="T57"><text:s/>* &lt;Descrição completa das funcionalidades do método&gt;</text:span></text:p>
      <text:p text:style-name="P58"><text:span text:style-name="T59"><text:s/>* @return &lt;tipo do retorno do método: String, int, etc&gt;</text:span></text:p>
      <text:p text:style-name="P60"><text:span text:style-name="T61"><text:s/>* @param &lt;parâmetro1&gt; &lt;Descrição do parâmetro&gt;</text:span></text:p>
      <text:p text:style-name="P62"><text:span text:style-name="T63"><text:s/>* @param &lt;parâmetro2&gt; &lt;Descrição do parâmetro&gt;</text:span></text:p>
      <text:p text:style-name="P64"><text:span text:style-name="T65"><text:s/>* @exception &lt;exceção retornada&gt;</text:span></text:p>
      <text:p text:style-name="P66">React/Javascript<text:s/></text:p>
      <text:p text:style-name="P67"><text:span text:style-name="T68">//cometário</text:span></text:p>
      <text:p text:style-name="P69"><text:bookmark-start text:name="_Toc105989061"/><text:bookmark-start text:name="_Toc485801469"/></text:p>
      <text:h text:style-name="Heading1" text:outline-level="1">Nomeação<text:bookmark-end text:name="_Toc105989061"/><text:bookmark-end text:name="_Toc485801469"/></text:h>
      <text:p text:style-name="P70">Arquivo Java (Pacote model):</text:p>
      <text:list text:style-name="LFO10" text:continue-numbering="true">
        <text:list-item>
          <text:p text:style-name="P71">NomeDaClasse.java</text:p>
        </text:list-item>
      </text:list>
      <text:p text:style-name="P72">Arquivo Java<text:s/>(Pacote controller):</text:p>
      <text:list text:style-name="LFO10" text:continue-numbering="true">
        <text:list-item>
          <text:p text:style-name="P73">NomeDaClasseBean.java</text:p>
        </text:list-item>
      </text:list>
      <text:p text:style-name="P74">Arquivo Java (Pacote service):</text:p>
      <text:list text:style-name="LFO10" text:continue-numbering="true">
        <text:list-item>
          <text:p text:style-name="P75">NomeDaClasseService.java</text:p>
        </text:list-item>
      </text:list>
      <text:p text:style-name="P76"><text:span text:style-name="T77">Arquivo</text:span><text:span text:style-name="T78">s</text:span><text:span text:style-name="T79"><text:s/></text:span><text:span text:style-name="T80">Java (Pacote Util)</text:span><text:span text:style-name="T81">:</text:span></text:p>
      <text:list text:style-name="LFO13" text:continue-numbering="true">
        <text:list-item>
          <text:p text:style-name="P82">NomeDaClasseUtil.java</text:p>
        </text:list-item>
      </text:list>
      <text:h text:style-name="P83" text:outline-level="1"><text:bookmark-start text:name="_Toc105989062"/><text:bookmark-start text:name="_Toc485801470"/>Declaração<text:bookmark-end text:name="_Toc105989062"/><text:bookmark-end text:name="_Toc485801470"/></text:h>
      <text:list text:style-name="LFO9" text:continue-numbering="true">
        <text:list-item>
          <text:p text:style-name="P84"><text:span text:style-name="T85">Padrão de indentação de declaração de métodos:</text:span></text:p>
        </text:list-item>
      </text:list>
      <text:p text:style-name="P86"><text:span text:style-name="T87">someMethod(int anArg, Object anotherArg, String yetAnotherArg,</text:span></text:p>
      <text:p text:style-name="P88"><text:span text:style-name="T89"><text:s text:c="5"/>Object andStillAnother) {</text:span></text:p>
      <text:p text:style-name="P90"><text:span text:style-name="T91">...</text:span></text:p>
      <text:p text:style-name="P92"><text:span text:style-name="T93">}</text:span></text:p>
      <text:p text:style-name="P94"/>
      <text:h text:style-name="P95" text:outline-level="1"><text:bookmark-start text:name="_Toc105989067"/><text:bookmark-start text:name="_Toc485801471"/>Reutilização<text:bookmark-end text:name="_Toc105989067"/><text:bookmark-end text:name="_Toc485801471"/></text:h>
      <text:list text:style-name="LFO8" text:continue-numbering="true">
        <text:list-item>
          <text:p text:style-name="P96">Aplicar os padrões de<text:s/>componentização e modularização.</text:p>
        </text:list-item>
      </text:list>
      <text:h text:style-name="P97" text:outline-level="1"><text:bookmark-start text:name="_Toc105989065"/><text:bookmark-start text:name="_Toc485801472"/>Tratamento de Erros e de Exceções<text:bookmark-end text:name="_Toc105989065"/><text:bookmark-end text:name="_Toc485801472"/></text:h>
      <text:list text:style-name="LFO8" text:continue-numbering="true">
        <text:list-item>
          <text:p text:style-name="P98">Garantir que as exceções subam para a camada de apresentação, usando a clausula Trows nos métodos envolvidos.</text:p>
        </text:list-item>
      </text:list>
      <text:h text:style-name="P99" text:outline-level="1"><text:bookmark-start text:name="_Toc485801473"/>teste unitário<text:bookmark-end text:name="_Toc485801473"/></text:h>
      <text:h text:style-name="P100" text:outline-level="1"><text:bookmark-start text:name="_Toc105989069"/><text:bookmark-start text:name="_Toc485801474"/>Diretrizes Gerais<text:bookmark-end text:name="_Toc105989069"/><text:bookmark-end text:name="_Toc485801474"/></text:h>
      <text:p text:style-name="P101"><text:span text:style-name="T102">No Backend do projeto, desenvolvido em Spring, é utilizado uma arquitetura em 3 camadas MVC, para criação de casos de uso, é necessário seguir os padrões arquiteturais pré-estabelecidos no projeto para manutenção deste padrão durante todo o desenvolvimen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Arial Unicode MS" svg:font-family="Arial Unicode MS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urier" svg:font-family="Courier" style:font-family-generic="modern" style:font-pitch="fixed" svg:panose-1="2 7 4 9 2 2 5 2 4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3333in" fo:margin-bottom="0.25in" fo:margin-left="0in" fo:text-indent="0in">
        <style:tab-stops/>
      </style:paragraph-properties>
      <style:text-properties fo:font-weight="bold" style:font-weight-asian="bold" fo:text-transform="uppercase" style:use-window-font-color="true" fo:font-size="12pt" style:font-size-asian="12pt" style:language-asian="en" style:country-asian="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text-align="start" fo:margin-top="0.25in" fo:margin-bottom="0.1666in" fo:margin-left="0in" fo:text-indent="0in">
        <style:tab-stops/>
      </style:paragraph-properties>
      <style:text-properties style:font-name-complex="Times New Roman" fo:font-weight="bold" style:font-weight-asian="bold" style:use-window-font-color="true" fo:font-size="12pt" style:font-size-asian="12pt" style:language-asian="en" style:country-asian="US" fo:hyphenate="false"/>
    </style:style>
    <style:style style:name="Heading3" style:display-name="Heading 3" style:family="paragraph" style:parent-style-name="Heading2" style:next-style-name="Normal" style:default-outline-level="3">
      <style:paragraph-properties fo:margin-top="0.1666in" fo:margin-bottom="0.0833in" fo:margin-left="0in" fo:text-indent="0in">
        <style:tab-stops/>
      </style:paragraph-properties>
      <style:text-properties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1666in" fo:margin-bottom="0.0833in" fo:margin-left="0in" fo:text-indent="0in">
        <style:tab-stops>
          <style:tab-stop style:type="left" style:position="0.25in"/>
        </style:tab-stops>
      </style:paragraph-properties>
      <style:text-properties style:font-name-complex="Times New Roman" fo:font-weight="bold" style:font-weight-asian="bold" style:use-window-font-color="true" fo:font-size="12pt" style:font-size-asian="12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833in"/>
      <style:text-properties style:font-name-complex="Times New Roman" fo:font-weight="bold" style:font-weight-asian="bold" style:use-window-font-color="true" style:language-asian="en" style:country-asian="US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833in"/>
      <style:text-properties style:font-name-complex="Times New Roman" fo:font-weight="bold" style:font-weight-asian="bold" fo:font-style="italic" style:font-style-asian="italic" style:use-window-font-color="true" style:language-asian="en" style:country-asian="US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/>
      <style:text-properties style:font-name-complex="Times New Roman" style:use-window-font-color="true" style:language-asian="en" style:country-asian="US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/>
      <style:text-properties style:font-name-complex="Times New Roman" fo:font-style="italic" style:font-style-asian="italic" style:use-window-font-color="true" style:language-asian="en" style:country-asian="US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/>
      <style:text-properties style:font-name-complex="Times New Roman" fo:font-style="italic" style:font-style-asian="italic" style:use-window-font-color="true" fo:font-size="9pt" style:font-size-asian="9pt" style:language-asian="en" style:country-asian="US" fo:hyphenate="false"/>
    </style:style>
    <style:style style:name="Normal" style:display-name="Normal" style:family="paragraph">
      <style:paragraph-properties fo:text-align="justify"/>
      <style:text-properties style:font-name="Arial" style:font-name-complex="Arial" fo:color="#000000" fo:language="pt" fo:country="BR" style:language-asian="pt" style:country-asian="BR" fo:hyphenate="false"/>
    </style:style>
    <style:style style:name="DefaultParagraphFont" style:display-name="Default Paragraph Font" style:family="text"/>
    <style:style style:name="TOC1" style:display-name="TOC 1" style:family="paragraph" style:parent-style-name="Normal" style:next-style-name="Normal">
      <style:paragraph-properties fo:margin-top="0.0833in">
        <style:tab-stops>
          <style:tab-stop style:type="left" style:position="0.3743in"/>
          <style:tab-stop style:type="right" style:leader-style="dotted" style:leader-text="." style:position="6.625in"/>
        </style:tab-stops>
      </style:paragraph-properties>
      <style:text-properties style:font-name-complex="Times New Roman" style:font-weight-complex="bold" fo:text-transform="uppercase" style:use-window-font-color="true" style:font-size-complex="14pt" style:language-asian="en" style:country-asian="US" fo:hyphenate="false"/>
    </style:style>
    <style:style style:name="TOC2" style:display-name="TOC 2" style:family="paragraph" style:parent-style-name="Normal" style:next-style-name="Normal">
      <style:paragraph-properties fo:margin-top="0.0833in" fo:margin-left="0.3743in">
        <style:tab-stops>
          <style:tab-stop style:type="left" style:position="0.0006in"/>
          <style:tab-stop style:type="left" style:position="0.2923in"/>
          <style:tab-stop style:type="left" style:position="0.459in"/>
          <style:tab-stop style:type="right" style:leader-style="dotted" style:leader-text="." style:position="6.2506in"/>
        </style:tab-stops>
      </style:paragraph-properties>
      <style:text-properties style:font-name-asian="MS Mincho" style:font-weight-complex="bold" style:use-window-font-color="true" style:font-size-complex="14pt" style:language-asian="en" style:country-asian="US" fo:hyphenate="false"/>
    </style:style>
    <style:style style:name="TOC3" style:display-name="TOC 3" style:family="paragraph" style:parent-style-name="TOC2" style:next-style-name="Normal">
      <style:paragraph-properties fo:margin-left="0.5909in">
        <style:tab-stops>
          <style:tab-stop style:type="left" style:position="-0.2159in"/>
          <style:tab-stop style:type="left" style:position="0in"/>
          <style:tab-stop style:type="left" style:position="0.0756in"/>
          <style:tab-stop style:type="left" style:position="0.2423in"/>
          <style:tab-stop style:type="right" style:leader-style="dotted" style:leader-text="." style:position="6.034in"/>
        </style:tab-stops>
      </style:paragraph-properties>
      <style:text-properties style:font-name-complex="Times New Roman" fo:hyphenate="false"/>
    </style:style>
    <style:style style:name="Header" style:display-name="Header" style:family="paragraph" style:parent-style-name="Normal">
      <style:paragraph-properties fo:text-align="center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Instrução" style:display-name="Instrução" style:family="paragraph" style:parent-style-name="Normal" style:next-style-name="Normal">
      <style:paragraph-properties fo:text-align="start"/>
      <style:text-properties fo:font-style="italic" style:font-style-asian="italic" fo:color="#0000FF" fo:hyphenate="false"/>
    </style:style>
    <style:style style:name="List" style:display-name="List" style:family="paragraph" style:parent-style-name="Normal" style:list-style-name="LFO1">
      <style:paragraph-properties fo:margin-top="0.0555in" fo:margin-bottom="0.1666in"/>
      <style:text-properties style:font-name-complex="Times New Roman" style:use-window-font-color="true" style:language-asian="en" style:country-asian="US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itle" style:display-name="Title" style:family="paragraph" style:parent-style-name="Normal" style:next-style-name="Normal">
      <style:paragraph-properties fo:margin-top="0.3333in" fo:margin-bottom="0.25in"/>
      <style:text-properties style:font-name-complex="Times New Roman" fo:font-weight="bold" style:font-weight-asian="bold" fo:text-transform="uppercase" style:use-window-font-color="true" fo:font-size="14pt" style:font-size-asian="14pt" style:language-asian="en" style:country-asian="US" fo:hyphenate="false"/>
    </style:style>
    <style:style style:name="Titulodocumento" style:display-name="Titulo documento" style:family="paragraph" style:parent-style-name="Normal" style:next-style-name="Normal">
      <style:paragraph-properties fo:text-align="start" fo:margin-bottom="0.1666in"/>
      <style:text-properties fo:font-weight="bold" style:font-weight-asian="bold" fo:color="#999999" fo:font-size="26pt" style:font-size-asian="26pt" fo:hyphenate="false"/>
    </style:style>
    <style:style style:name="infoblue" style:display-name="infoblue" style:family="paragraph" style:parent-style-name="Normal">
      <style:paragraph-properties fo:text-align="start" fo:margin-top="0.0694in" fo:margin-bottom="0.0694in" style:line-height-at-least="0.1666in"/>
      <style:text-properties style:font-name="Times New Roman" style:font-name-asian="Arial Unicode MS" style:font-name-complex="Times New Roman" fo:font-style="italic" style:font-style-asian="italic" style:font-style-complex="italic" fo:color="#0000FF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Text" style:display-name="Footnote Text" style:family="paragraph" style:parent-style-name="Normal"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list-format-name="NLF0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outline-level-style>
      <text:outline-level-style text:level="2" style:num-suffix=".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outline-level-style>
      <text:outline-level-style text:level="3" style:num-suffix=".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outline-level-style>
      <text:outline-level-style text:level="4" style:num-suffix=".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outline-level-style>
      <text:outline-level-style text:level="5" style:num-format=""/>
      <text:outline-level-style text:level="6" style:num-suffix=")" style:num-list-format-name="NLF0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2">
      <text:list-level-style-number text:level="1" style:num-suffix="." style:num-list-format-name="NLF1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suffix="." style:num-list-format-name="NLF1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space" fo:margin-left="0.4in" fo:text-indent="-0.4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space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suffix=")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4%.%3%.</number:text>
      <number:num-list-label text:level="6"/>
      <number:text>%6%.</number:text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4%.%3%.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2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7in" fo:page-height="11.6944in" style:print-orientation="portrait" fo:margin-top="0.3937in" fo:margin-left="0.9847in" fo:margin-bottom="0.339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2513in"/>
      </style:footer-style>
    </style:page-layout>
    <style:style style:name="TableColumn3" style:family="table-column">
      <style:table-column-properties style:column-width="1in" style:use-optimal-column-width="false"/>
    </style:style>
    <style:style style:name="TableColumn4" style:family="table-column">
      <style:table-column-properties style:column-width="4.75in" style:use-optimal-column-width="false"/>
    </style:style>
    <style:style style:name="TableColumn5" style:family="table-column">
      <style:table-column-properties style:column-width="1in" style:use-optimal-column-width="false"/>
    </style:style>
    <style:style style:name="Table2" style:family="table">
      <style:table-properties style:width="6.75in" fo:margin-left="0.0486in" table:align="left"/>
    </style:style>
    <style:style style:name="TableRow6" style:family="table-row">
      <style:table-row-properties style:use-optimal-row-height="false" fo:keep-together="always"/>
    </style:style>
    <style:style style:name="TableCell7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language="pt" fo:country="PT"/>
    </style:style>
    <style:style style:name="TableCell9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P10" style:parent-style-name="Normal" style:family="paragraph">
      <style:paragraph-properties fo:text-align="center"/>
    </style:style>
    <style:style style:name="T11" style:parent-style-name="DefaultParagraphFont" style:family="text">
      <style:text-properties fo:font-weight="bold" style:font-weight-asian="bold" style:font-weight-complex="bold" fo:language="pt" fo:country="PT"/>
    </style:style>
    <style:style style:name="TableCell12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P13" style:parent-style-name="Normal" style:family="paragraph">
      <style:text-properties fo:font-weight="bold" style:font-weight-asian="bold"/>
    </style:style>
    <style:style style:name="TableColumn15" style:family="table-column">
      <style:table-column-properties style:column-width="3.4687in" style:use-optimal-column-width="false"/>
    </style:style>
    <style:style style:name="TableColumn16" style:family="table-column">
      <style:table-column-properties style:column-width="1.8777in" style:use-optimal-column-width="false"/>
    </style:style>
    <style:style style:name="TableColumn17" style:family="table-column">
      <style:table-column-properties style:column-width="1.3409in" style:use-optimal-column-width="false"/>
    </style:style>
    <style:style style:name="Table14" style:family="table">
      <style:table-properties style:width="6.6875in" fo:margin-left="0in" table:align="left"/>
    </style:style>
    <style:style style:name="TableRow18" style:family="table-row">
      <style:table-row-properties style:min-row-height="0.2083in" style:use-optimal-row-height="false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Header" style:family="paragraph">
      <style:paragraph-properties fo:text-align="start" fo:margin-left="-0.0798in">
        <style:tab-stops>
          <style:tab-stop style:type="center" style:position="3.0798in"/>
          <style:tab-stop style:type="right" style:position="6.0798in"/>
        </style:tab-stops>
      </style:paragraph-properties>
      <style:text-properties fo:font-weight="normal" style:font-weight-asian="normal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Header" style:family="paragraph">
      <style:text-properties fo:font-weight="normal" style:font-weight-asian="normal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Header" style:family="paragraph">
      <style:paragraph-properties fo:text-align="end" fo:margin-right="-0.0798in"/>
    </style:style>
    <style:style style:name="T25" style:parent-style-name="DefaultParagraphFont" style:family="text">
      <style:text-properties fo:font-weight="normal" style:font-weight-asian="normal"/>
    </style:style>
    <style:style style:name="T26" style:parent-style-name="DefaultParagraphFont" style:family="text">
      <style:text-properties fo:font-weight="normal" style:font-weight-asian="normal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><text:span text:style-name="T11">Guia de Implementação</text:span></text:p>
            </table:table-cell>
            <table:table-cell table:style-name="TableCell12">
              <text:p text:style-name="P13"/>
            </table:table-cell>
          </table:table-row>
        </table:table>
        <text:p text:style-name="Normal"/>
      </style:header>
      <style:footer>
        <table:table table:style-name="Table14">
          <table:table-columns>
            <table:table-column table:style-name="TableColumn15"/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P20">&lt;Mais Dividendosl&gt;</text:p>
            </table:table-cell>
            <table:table-cell table:style-name="TableCell21">
              <text:p text:style-name="P22">Versão&lt;1.0.1&gt;</text:p>
            </table:table-cell>
            <table:table-cell table:style-name="TableCell23">
              <text:p text:style-name="P24"><text:span text:style-name="T25">Pág.<text:s/></text:span><text:page-number text:fixed="false"/><text:span text:style-name="T26"><text:s/>de<text:s/></text:span><text:page-count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Guia de Implementação</dc:title>
    <dc:subject>Versão &lt;1.2&gt;</dc:subject>
    <meta:initial-creator>Pedro Lemos Flores do Prado</meta:initial-creator>
    <dc:creator>Rafaella Calocini</dc:creator>
    <meta:creation-date>2024-12-10T16:31:00Z</meta:creation-date>
    <dc:date>2024-12-10T16:31:00Z</dc:date>
    <meta:print-date>2004-08-19T09:54:00Z</meta:print-date>
    <meta:template xlink:href="Template%20-%20Guia%20de%20Implementacao%20(1).dotx" xlink:type="simple"/>
    <meta:editing-cycles>8</meta:editing-cycles>
    <meta:editing-duration>PT0S</meta:editing-duration>
    <meta:document-statistic meta:page-count="1" meta:paragraph-count="6" meta:word-count="448" meta:character-count="3001" meta:row-count="21" meta:non-whitespace-character-count="2559"/>
  </office:meta>
</office:document-meta>
</file>